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ro24" style:family="table-row">
      <style:table-row-properties style:row-height="7.8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7.16cm" fo:break-before="auto" style:use-optimal-row-height="true"/>
    </style:style>
    <style:style style:name="ro27" style:family="table-row">
      <style:table-row-properties style:row-height="4.159cm" fo:break-before="auto" style:use-optimal-row-height="true"/>
    </style:style>
    <style:style style:name="ro28" style:family="table-row">
      <style:table-row-properties style:row-height="4.1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ahoma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name-complex="Tahoma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name-complex="Mangal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9T10:56:43.99">
            <text:p>0709 <text:s/>105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09T10:56:43.99">
            <text:p>2021/7/9 10:5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9T10:56:43.99">
            <text:p>0709 <text:s/>1056</text:p>
          </table:table-cell>
          <table:table-cell table:style-name="ce7" table:formula="of:=NOW()" office:value-type="date" office:date-value="2021-07-09T10:56:43.99">
            <text:p>0709 <text:s/>105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09T10:56:43.99">
            <text:p>0709 <text:s/>105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2" office:value-type="string" table:number-columns-spanned="2" table:number-rows-spanned="1">
            <text:p>it really happened? / he fell down on the floor. it is slippery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5">
            <text:p>0709 <text:s/>10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5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5">
            <text:p>0709 <text:s/>10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5">
            <text:p>0709 <text:s/>1056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3" office:value-type="string" table:number-columns-spanned="2" table:number-rows-spanned="1">
            <text:p>yawm'al'dhamaI / a'raabiAI / h^uzayiraan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5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2" office:value-type="string" table:number-columns-spanned="2" table:number-rows-spanned="1">
            <text:p>chaharoom / juwaan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5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5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2" office:value-type="string" table:number-columns-spanned="2" table:number-rows-spanned="1">
            <text:p>his mouth got swollen. he hit his mouth on the iron bar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5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5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5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5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5">
            <text:p>0709 <text:s/>10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5">
            <text:p>0709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2" office:value-type="string">
            <text:p>al'xaamis / h^aziyraan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5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2" office:value-type="string">
            <text:p>dhuw'an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5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2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5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2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2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2"/>
          <table:table-cell table:style-name="ce22" office:value-type="string">
            <text:p>yesterday, it was the seventh of june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2" office:value-type="string">
            <text:p>ishraba / al'qah'wata</text:p>
          </table:table-cell>
          <table:table-cell table:style-name="ce22" office:value-type="string">
            <text:p>i drink coffee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2" office:value-type="string">
            <text:p>kah'we / mei-nuw'shaam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2" office:value-type="string" table:number-columns-spanned="2" table:number-rows-spanned="1">
            <text:p>사랑에서 떠나서는 안된다.</text:p>
          </table:table-cell>
          <table:covered-table-cell table:style-name="ce22"/>
          <table:table-cell table:style-name="ce25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2" office:value-type="string" table:number-columns-spanned="2" table:number-rows-spanned="1">
            <text:p>사랑의 대신이 될 수 있는 건, 이 우주에서는 없다.</text:p>
          </table:table-cell>
          <table:covered-table-cell table:style-name="ce22"/>
          <table:table-cell table:style-name="ce25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7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8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8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8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8">
            <text:p>0709 <text:s/>105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2"/>
          <table:table-cell table:style-name="ce22" office:value-type="string">
            <text:p>it was wednesday, the ninth of june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8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8">
            <text:p>0709 <text:s/>105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2" office:value-type="string">
            <text:p>akala'l'ruzi / anahum / ya'akuluwna'l'uruza. / kadzaalika</text:p>
          </table:table-cell>
          <table:table-cell table:style-name="ce22" office:value-type="string">
            <text:p>I eat rice. they eat rice, as well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8">
            <text:p>0709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2" office:value-type="string">
            <text:p>ghadzoo[food / xuwr[eat</text:p>
          </table:table-cell>
          <table:table-cell table:style-name="ce22" office:value-type="string">
            <text:p>cats eat food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8">
            <text:p>0709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2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8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2" office:value-type="string" table:number-columns-spanned="2" table:number-rows-spanned="1">
            <text:p>it is not good. it is bad. please don't do it. please stop it.</text:p>
          </table:table-cell>
          <table:covered-table-cell table:style-name="ce22" office:value-type="string">
            <text:p>it is not good. it is bad. please don't do it. please stop it.</text:p>
          </table:covered-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8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08">
            <text:p>0709 <text:s/>10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2" office:value-type="string" table:number-columns-spanned="2" table:number-rows-spanned="1">
            <text:p>it was thursday, the tenth of june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">
            <text:p>0709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">
            <text:p>0709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2"/>
          <table:table-cell table:style-name="ce22" office:value-type="string">
            <text:p>it was thursday, the tenth of june.</text:p>
          </table:table-cell>
          <table:table-cell table:style-name="ce25"/>
          <table: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1">
            <text:p>0709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2" office:value-type="string">
            <text:p>astax'dimu / a'daraadhata / kul / yaomen</text:p>
          </table:table-cell>
          <table:table-cell table:style-name="ce22" office:value-type="string">
            <text:p>I use bicycle, every da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1">
            <text:p>0709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2" office:value-type="string">
            <text:p>har / fluwt / dhapaniy / miy'zanam</text:p>
          </table:table-cell>
          <table:table-cell table:style-name="ce22" office:value-type="string">
            <text:p>I play japanese flute, every da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1">
            <text:p>0709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1">
            <text:p>0709 <text:s/>105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2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1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1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2" office:value-type="string">
            <text:p>昔、犬を飼っていました。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1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1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1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1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1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2" office:value-type="string" table:number-columns-spanned="2" table:number-rows-spanned="1">
            <text:p>h^aziyraan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1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1">
            <text:p>0709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2" office:value-type="string">
            <text:p>alkol / miy'nuwsham</text:p>
          </table:table-cell>
          <table:table-cell table:style-name="ce22" office:value-type="string">
            <text:p>I drink alcohol every da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3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3">
            <text:p>0709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2" office:value-type="string" table:number-columns-spanned="2" table:number-rows-spanned="1">
            <text:p>it is not good. it is bad. please don't do it. please stop it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3">
            <text:p>0709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2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2" office:value-type="string">
            <text:p>it is good. you are doing well. please do it. please continue it. / please do it again.</text:p>
          </table:covered-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3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3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3">
            <text:p>0709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3">
            <text:p>0709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3">
            <text:p>0709 <text:s/>10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3">
            <text:p>0709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3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3">
            <text:p>0709 <text:s/>105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3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3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2" office:value-type="string" table:number-columns-spanned="2" table:number-rows-spanned="1">
            <text:p>hedh'dahom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3">
            <text:p>0709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2" office:value-type="string">
            <text:p>ism'ka / ushkur'ka</text:p>
          </table:table-cell>
          <table:table-cell table:style-name="ce22" office:value-type="string">
            <text:p>what is your name? thank you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3">
            <text:p>0709 <text:s/>105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2" office:value-type="string">
            <text:p>ism / shumaa[name / chiyst / muta'shakkiram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5">
            <text:p>0709 <text:s/>105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2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5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2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2" office:value-type="string">
            <text:p>ここには、ロープが張られていない。落ちます。危険です。</text:p>
          </table:covered-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5">
            <text:p>0709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5">
            <text:p>0709 <text:s/>10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5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5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5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5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2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5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2" office:value-type="string" table:number-columns-spanned="2" table:number-rows-spanned="1">
            <text:p>his mouth got swollen. he hit his mouth on the iron bar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5">
            <text:p>0709 <text:s/>10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6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6">
            <text:p>0709 <text:s/>10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6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6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2" office:value-type="string" table:number-columns-spanned="2" table:number-rows-spanned="1">
            <text:p>it really happened? / he fell down on the floor. it is slippery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6">
            <text:p>0709 <text:s/>105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6">
            <text:p>0709 <text:s/>105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2" office:value-type="string">
            <text:p>soum au'kon</text:p>
          </table:table-cell>
          <table:table-cell table:style-name="ce22" office:value-type="string">
            <text:p>thank you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6">
            <text:p>0709 <text:s/>105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2" office:value-type="string">
            <text:p>soum</text:p>
          </table:table-cell>
          <table:table-cell table:style-name="ce22" office:value-type="string">
            <text:p>please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6">
            <text:p>0709 <text:s/>1056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2" office:value-type="string">
            <text:p>njak njen cha.k'loo</text:p>
          </table:table-cell>
          <table:table-cell table:style-name="ce22" office:value-type="string">
            <text:p>you are kind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6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6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8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8">
            <text:p>0709 <text:s/>10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8">
            <text:p>0709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2" office:value-type="string" table:number-columns-spanned="2" table:number-rows-spanned="1">
            <text:p>why his nose is bleeding? / because an iron rod fell on his nose 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8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2" office:value-type="string" table:number-columns-spanned="2" table:number-rows-spanned="1">
            <text:p>why his head is bleeding? where did he hit his head, when?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8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8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8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8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2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8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2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8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8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8">
            <text:p>0709 <text:s/>105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8">
            <text:p>0709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2"/>
          <table:table-cell table:style-name="ce22" office:value-type="string">
            <text:p>it was thursday, the twenty-forth of june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8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8">
            <text:p>0709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2" office:value-type="string">
            <text:p>na'yama[not come</text:p>
          </table:table-cell>
          <table:table-cell table:style-name="ce22" office:value-type="string">
            <text:p>it did not rain yesterda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8">
            <text:p>0709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2" office:value-type="string" table:number-columns-spanned="2" table:number-rows-spanned="1">
            <text:p>ishtaraytu[bought / ta'kirata[ticket / qit^aari[train / amsen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9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2" table:number-columns-repeated="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9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9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6T13:38:19.32">
            <text:p>0626</text:p>
          </table:table-cell>
          <table:table-cell table:style-name="ce9" office:value-type="string">
            <text:p>v1-45</text:p>
          </table:table-cell>
          <table:table-cell table:style-name="ce18" office:value-type="string">
            <text:p>tôi khát nước. / tôi có thể uống nước ở đâu? / có chỗ[room để uống nước không? / cung[provide~1 cấp nước.</text:p>
          </table:table-cell>
          <table:table-cell table:style-name="ce22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9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tay anh ấy không? / vui lòng nắm thân hình của anh ấy.</text:p>
          </table:table-cell>
          <table:table-cell table:style-name="ce22" office:value-type="string" table:number-columns-spanned="2" table:number-rows-spanned="1">
            <text:p>can you hold his arm? please hold his body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9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모두, 먼저, 지상에 내려오지 않는다. / (2) 조금 전에 발견했던 것이지만, 집으로 돌아가면, 아래팔에서 지렁이붓기 같은 상태로 되고 있다. 양아래팔, 안쪽. &lt;1&gt; 한 번, 크로만을 옹벽으로 올렸던 것이 있었다. 그 밤에도 이 지렁이 붓기는 생겼다. 그래서 원인은 크로 일거라고 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9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9">
            <text:p>0709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ażdy dźwięk, kompozycja, dźwięki "kan"-u. / (2) nowy rzecz : za pierwszym razem dla "kan"-u. wargi się męczą[get-tired. jak dotąd[so-far, zawsze, kończę samą sesję, gdy[when usta się zmęczą. &lt;2&gt; wczoraj, zamiast[instead~1 tego, <text:s/>ćwiczyłem technikę trylu, w zakresie[range "o-du"-u. &lt;3&gt; a potem, po chwili, wznowiłem[resumed ćwiczenia "kan"-u. &lt;4&gt; usta wydawały[seemed się być z powrotem[back~z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9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2:58:16.77">
            <text:p>0627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muốn nghỉ ngơi. / anh ấy nói rằng, anh ấy không được khỏe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9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2</text:p>
          </table:table-cell>
          <table:table-cell table:style-name="ce18" office:value-type="string">
            <text:p>ngày nghỉ. bạn đang làm gì đấy?</text:p>
          </table:table-cell>
          <table:table-cell table:style-name="ce22" office:value-type="string" table:number-columns-spanned="2" table:number-rows-spanned="1">
            <text:p>休みの日。何をしますか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19">
            <text:p>0709 <text:s/>105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가 계단 바로 아래의 옹벽에 있었다. 내가 계단 앞으로 도달할 무렵, 한 개 그림자가 움직였다. 크로가 내리고 온다. 잠시 "뒹굴". (2) "평평 장소"으로 가서도, 미케는 오지 않는다. (3) 크로를 옹벽에 올린다. 이 때, 희미하게, 고양이의 목소리가 들린다. (4) 크로에게 페이스트를 준 후, 미케의 목소리가 들려온다. &lt;2&gt; 한 남자가 도로 반대편의 아파트의 입구에 있다. 그는 고양이의 목소리가 오는 장소를 보고 있다. &lt;3&gt; 이 번엔 목소리를 더 크다. (5) 나는 목소리 장소으로 간다. 그 장소는 쓰레기장의 뒷면. (6) 내가 가까워지면, 미케는 움직인다. &lt;2&gt; 그 자리에서 보고 서 쪽에서 있는 주차장. 거기에 간다. &lt;3&gt; 자동차 아래으로 들어 버린다. &lt;4&gt; 포기하고 공원으로 돌아보면, 크로는 공원 남 쪽의 출입구에 있다. <text:s/>그녀를 안아하고 옹벽으로 돌아갔다. 그러자 미케가 돌출 울타리에서 나왔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1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wudziesty szó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1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trzy kategorie ćwiczenia, jak zwykle. (2) jedna myśl : metodyka zastosowana w szkoleniu Hanon-ie, tzn., jak-robot powtarzanie manewrów. &lt;2&gt; nie będę stosować tej metodologii. tylko, na przykład, tryle. 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1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3&gt; ćwiczę na dziurach, n.p., szóstym i piątym. jeśli uważam to za zabawne. &lt;4&gt; a potem, możliwe, chciałbym spróbować na innych dziurach. &lt;5&gt; w tym momencie, może wyglądam pracować w metodologii Hanon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1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4:14:59.480001">
            <text:p>0627</text:p>
          </table:table-cell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생각 : (1) 학교 시대의 친구들과는 이미 연락을 취하고 있지 않다. 이미 이십 년 이상. &lt;2&gt; 어머니와는 어머니의 집에 살아있기 때문에 얼굴을 보면, 한 두 개 말을 한다. 하지만, 아버지, 오빠, 동생과는 아무것도 연락은 없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1">
            <text:p>0709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 table:number-columns-spanned="3" table:number-rows-spanned="1">
            <text:p>(2) 세상의 모든 사람. 내 주위에 있는 사람들. 그들은 거의 모두 학력에 따라 사회 속의 자신의 위치를 결정하고 있는 것이다. &lt;2&gt; 학력이 신분과 같은 의미를 갖고 있다. (3) 한편, 내가 항상 생각하는 것은, 다음과 같다 : (어떻게 설명할까) <text:s/>&lt;1&gt; 예로, 난독증. 그들은 책을, 그대로의 형태로는 읽을 수 없다. &lt;2&gt; 하지만, 문자들을 색을 붙이면, 읽을 수 있는 경우도 있다. &lt;3&gt; 혹은, 스마트 폰의 앱을 사용해, 낭독을 들으면, 알 수 있을지도 모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1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5</text:p>
          </table:table-cell>
          <table:table-cell table:style-name="ce18" office:value-type="string" table:number-columns-spanned="3" table:number-rows-spanned="1">
            <text:p>(4) 이와 같이, 학습 방법, 더 구체적으로 말하면, 읽기 방법, 더 좀 추상적인 행위에 대해 말하면, 이해하는 것 자체에 관한 방법. &lt;2&gt; 그 방법에는 몇 가지 경로가 있다. 라고, 나는 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2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2">
            <text:p>1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0:21:29.55">
            <text:p>0628</text:p>
          </table:table-cell>
          <table:table-cell table:style-name="ce9" office:value-type="string">
            <text:p>v1-41</text:p>
          </table:table-cell>
          <table:table-cell table:style-name="ce18" office:value-type="string">
            <text:p>bạn có tiền không? / bạn có tiền bao nhiêu / tôi đã đánh rơi chiếc ví. / bạn đã nhặt được ví của mình chưa?</text:p>
          </table:table-cell>
          <table:table-cell table:style-name="ce22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2">
            <text:p>0709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2">
            <text:p>2</text:p>
          </table:table-cell>
          <table:table-cell table:style-name="ce6"/>
          <table:table-cell table:style-name="ce9" office:value-type="string">
            <text:p>v2-39</text:p>
          </table:table-cell>
          <table:table-cell table:style-name="ce18" office:value-type="string">
            <text:p>cần phải mất hai giờ nữa. / tôi xin rất lỗi.</text:p>
          </table:table-cell>
          <table:table-cell table:style-name="ce22" office:value-type="string" table:number-columns-spanned="2" table:number-rows-spanned="1">
            <text:p>it takes another 2 hours. / I am sorry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2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4">
            <text:p>134</text:p>
          </table:table-cell>
          <table:table-cell table:style-name="ce3" table:formula="of:=[.B1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다시 계단 아래 옹벽에. (2) 미케는 먼저 좀처럼 내려오지 않다. &lt;2&gt; 내가 그녀를 안아하고 내렸다. / (2) 미케가 오면, 크로는 옹벽으로 돌아갔다. &lt;2&gt; 크로에게 먼저 페이스트. 그리고 미케에게 마사지. &lt;3&gt; 미케는 마사지 때, 한 자리에서 머물지 않고 즉시 방향을 바꾼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2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dwudziesty siódm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2">
            <text:p>0709 <text:s/>10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kan"-u. kolejny nowy sposób wydmuchania. chodzi o dolną wargę. &lt;2&gt; mięśni pod dolną wargę, napinasz[tighten tych, aby dolna warga została podniesiona[raised. &lt;3&gt; a potem, następnie, odniżasz[lower dolną wargę, czyli, środkową część wargi. &lt;4&gt; teraz, krawędź[edge twojej dolnej wargi ma kształt litery M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2">
            <text:p>0709 <text:s/>10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(2) jak napinać środkową część? &lt;2&gt; część środkowa zarówno dolnej wargi, jak i górnej. spróbujesz[try je poszerzyć[widen w pionie[vertical. &lt;3&gt; kiedy spróbujesz poszerzyć górną wargę, automatycznie, dolna warga również zostaje opuszczona[lowered. &lt;4&gt; to zjawisko[phenomena wydaje się być jednym z mechanizmów ludzkiego ciał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2">
            <text:p>0709 <text:s/>10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7:29:20.95">
            <text:p>0628</text:p>
          </table:table-cell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언제 있었는지, 도서관에서 한 권 책을 빌려왔다. &lt;2&gt; 상대성 이론의 입문서. 그 책 속에서 몇 가지 나왔던 수식들의 하나로, 다음과 같은 것이 있었다 : <text:s/>(2) 그 수식은 사차원 공간 속을 운동하는 물체에 대한 방정식 이었다. &lt;2&gt; 말을 사용해 서술하면, 그 물체의 속도와 가속도의 내적(inner product : 영어) 이 제로임을 나타내어 있다. 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4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어떠한 운동의 경우 내적이 제로가 되는가라고 <text:s/>하면, 물체가 원 운동을 할 때, 내적은 제로가 된다. (4) 즉, 그 물체는 사차원 공간 속을 원 운동을 하고 있는 것을 나타내고 있다. &lt;2&gt; 여기에서 좀 해석을 붙여 더욱 설명하면, 그 물체는 미래에 향해 운동하면, 언젠가, 과거에 도달한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4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9T09:08:12.280001">
            <text:p>0629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ơ đây, có một cái lỗ. nguy hiểm. / tôi sễ đặt một bảng.</text:p>
          </table:table-cell>
          <table:table-cell table:style-name="ce22" office:value-type="string" table:number-columns-spanned="2" table:number-rows-spanned="1">
            <text:p>ここに穴があります。危ないです。板を置き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4">
            <text:p>0709 <text:s/>1056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2">
            <text:p>2</text:p>
          </table:table-cell>
          <table:table-cell table:style-name="ce6"/>
          <table:table-cell table:style-name="ce9" office:value-type="string">
            <text:p>v2-38</text:p>
          </table:table-cell>
          <table:table-cell table:style-name="ce18" office:value-type="string">
            <text:p>tôi đang đi tới bệnh viện. / tôi sễ gọi cấp cứu.</text:p>
          </table:table-cell>
          <table:table-cell table:style-name="ce22" office:value-type="string" table:number-columns-spanned="2" table:number-rows-spanned="1">
            <text:p>病院に行きます。救急車を呼び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4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3">
            <text:p>3</text:p>
          </table:table-cell>
          <table:table-cell table:style-name="ce6"/>
          <table:table-cell table:style-name="ce9" office:value-type="string">
            <text:p>v3-61</text:p>
          </table:table-cell>
          <table:table-cell table:style-name="ce18" office:value-type="string">
            <text:p>tôi bị ngộ[poisoning~1 độc thực[nourishment~1 phẩm. / bạn đã ăn gì sáng nay? / tôi đã ăn rau[vegetable diếp[lettuce</text:p>
          </table:table-cell>
          <table:table-cell table:style-name="ce22" office:value-type="string" table:number-columns-spanned="2" table:number-rows-spanned="1">
            <text:p>食中毒です。今朝、何を食べましたか？何を飲みましたか？ / レタスを食べました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4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무 마리. / (1) 돌아가기 : 크로는 스스로. 미케는 내가 올렸다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4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ósm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4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zagrałem "dzisiejszą melodię" (2) dźwięki "kan"-u -&gt; nowa metoda, którę zacząłem używać od ostatniej sesji. użyłem go ponownie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4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6">
            <text:p>146</text:p>
          </table:table-cell>
          <table:table-cell table:style-name="ce3" table:formula="of:=[.B14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2&gt; to jest, kiedy przechodzę[go od "ocu"-a do "kan"-a, przed[before przejście[transition do "kan"-a, raz wracam[return do "podstawowego kształt ust". &lt;3&gt; po powrocie[return do tej bazy, następnie, przechodzę do kształtu "kan"-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4">
            <text:p>0709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ثامن عشرين من حزيران</text:p>
          </table:table-cell>
          <table:table-cell table:style-name="ce22" office:value-type="string">
            <text:p>a'thaamini</text:p>
          </table:table-cell>
          <table:table-cell table:style-name="ce22" office:value-type="string">
            <text:p>it was monday, the twenty-eighth of june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4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بيست و هشت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4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49">
            <text:p>14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30T17:00:42.07">
            <text:p>0630</text:p>
          </table:table-cell>
          <table:table-cell table:style-name="ce9" office:value-type="string">
            <text:p>v1-37</text:p>
          </table:table-cell>
          <table:table-cell table:style-name="ce18" office:value-type="string">
            <text:p>sễ gọi xe[car cấp cứu. / có bệnh viện nào[any gần đây / khi nào họ[they sễ đến không? / khoảng[about, mất[take 20 phút[minute.</text:p>
          </table:table-cell>
          <table:table-cell table:style-name="ce22" office:value-type="string" table:number-columns-spanned="2" table:number-rows-spanned="1">
            <text:p>救急車を呼びます。近くに病院はありますか？いつ到着しますか？２０分かかり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4">
            <text:p>0709 <text:s/>1056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2">
            <text:p>2</text:p>
          </table:table-cell>
          <table:table-cell table:style-name="ce6"/>
          <table:table-cell table:style-name="ce9" office:value-type="string">
            <text:p>v2-36</text:p>
          </table:table-cell>
          <table:table-cell table:style-name="ce18" office:value-type="string">
            <text:p>trời sễ mưa hôm nay. / bạn có ô không?</text:p>
          </table:table-cell>
          <table:table-cell table:style-name="ce22" office:value-type="string" table:number-columns-spanned="2" table:number-rows-spanned="1">
            <text:p>今日は、雨が降ります。傘を持っています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4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마. 계단 아래 옹벽. (2) 미케는 오지 않다. &lt;2&gt; 아베리아 (아파트) 의 관목 장소. 거기에서 고앙이의 울음 소리. 내가 공원에 도착한 때. &lt;3&gt; 그 관목으로 가까워지면, 그 목소리는 떨어져 간다. &lt;4&gt; 그 목소리를 따라, 아파트의 집회소 옆에 온다. &lt;5&gt; 결론을 말하면, 그 목소리는 미케인 것이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6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2">
            <text:p>152</text:p>
          </table:table-cell>
          <table:table-cell table:style-name="ce3" table:formula="of:=[.B152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dwudziesty dziew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6">
            <text:p>0709 <text:s/>10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lejne nowe ćwiczenie &lt;1&gt; sekwencja od niższego dźwięku do wyższego. jak dotąd, zrobiłem te ćwiczenie na tym samym dziurze. &lt;2&gt; wcoraj, użyłem różnego dziury dla każdego dźwięku. &lt;3&gt; sekwencja, którę ćwiczyłem, to od czwartej dziury w zakresie "kan"-u, <text:s/>do szóstej w zakresie "ocu"-u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6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4">
            <text:p>1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1T09:28:54.22">
            <text:p>0701</text:p>
          </table:table-cell>
          <table:table-cell table:style-name="ce9" office:value-type="string">
            <text:p>v-35</text:p>
          </table:table-cell>
          <table:table-cell table:style-name="ce18" office:value-type="string">
            <text:p>tôi sẽ đi lên lầu. / tôi đã đến từ tầng dưới. / có cầu thang không? / đi thẳng, và, bạn sẽ tìm thấy nó ơ bên trái của bạn. có thể là ơ bên phải.</text:p>
          </table:table-cell>
          <table:table-cell table:style-name="ce22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6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55">
            <text:p>155</text:p>
          </table:table-cell>
          <table:table-cell table:style-name="ce3" table:formula="of:=[.B155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모두. (1) 미케도 먼저부터 옹벽에. (2) 크로는 먼저 지상에. "평평 장소" 에 있었다. &lt;2&gt; 미케가 자꾸 울리고 있었기 때문에, 크로를 안아하고 항상의 제자리으로 달려갔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6">
            <text:p>0709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56">
            <text:p>156</text:p>
          </table:table-cell>
          <table:table-cell table:style-name="ce3" table:formula="of:=[.B156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trzydziesty czerwca.</text:p>
          </table:table-cell>
          <table:table-cell table:style-name="ce22" office:value-type="string" table:number-columns-spanned="2" table:number-rows-spanned="1">
            <text:p>it was wednesday, the thirtieth of june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6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7">
            <text:p>157</text:p>
          </table:table-cell>
          <table:table-cell table:style-name="ce3" table:formula="of:=[.B157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mpozycja melodii, jedna. kompozycja "atom"-a, jedna. (2) "kan" : "kan"-y na drugim i trzecim dziurze. te przychodzili nieźle. ciała fluta, całe to, wibrowało. &lt;2&gt; co do ust, mięśni której był bardziej stabilne podczas dmuchani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6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8">
            <text:p>158</text:p>
          </table:table-cell>
          <table:table-cell table:style-name="ce3" table:formula="of:=[.B158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ربعاء، الثلاثين من حزيران.</text:p>
          </table:table-cell>
          <table:table-cell table:style-name="ce22" office:value-type="string" table:number-columns-spanned="2" table:number-rows-spanned="1">
            <text:p>a'thalaathiyna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6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9">
            <text:p>159</text:p>
          </table:table-cell>
          <table:table-cell table:style-name="ce3" table:formula="of:=[.B159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سی ام ماه ژوئن</text:p>
          </table:table-cell>
          <table:table-cell table:style-name="ce22" office:value-type="string" table:number-columns-spanned="2" table:number-rows-spanned="1">
            <text:p>siy oom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6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0">
            <text:p>16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3T11:50:52.98">
            <text:p>0703</text:p>
          </table:table-cell>
          <table:table-cell table:style-name="ce9" office:value-type="string">
            <text:p>v1-62</text:p>
          </table:table-cell>
          <table:table-cell table:style-name="ce18" office:value-type="string">
            <text:p>đổ[pour bê tông <text:s/>xung[around~1 quanh thang máy.</text:p>
          </table:table-cell>
          <table:table-cell table:style-name="ce22" office:value-type="string" table:number-columns-spanned="2" table:number-rows-spanned="1">
            <text:p>エレベーターの周りに、コンクリートを入れ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6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1">
            <text:p>161</text:p>
          </table:table-cell>
          <table:table-cell table:style-name="ce3" table:formula="of:=[.B161]+1" office:value-type="float" office:value="2">
            <text:p>2</text:p>
          </table:table-cell>
          <table:table-cell table:style-name="ce6"/>
          <table:table-cell table:style-name="ce9" office:value-type="string">
            <text:p>v2-26</text:p>
          </table:table-cell>
          <table:table-cell table:style-name="ce18" office:value-type="string">
            <text:p>hôm nay trời không có mây. / nó rất nóng. / say nắng. / tôi uống nước nhiều.</text:p>
          </table:table-cell>
          <table:table-cell table:style-name="ce22" office:value-type="string" table:number-columns-spanned="2" table:number-rows-spanned="1">
            <text:p>今日は雲がない。とても暑いです。/ 熱中症。水を飲みま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6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2">
            <text:p>162</text:p>
          </table:table-cell>
          <table:table-cell table:style-name="ce3" table:formula="of:=[.B16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두 마리. / (2) 비가 좀 내리고 있었다. &lt;2&gt; 우산을 쓰지 않아고 어떻게[なんとか~1 든 된다. 그런 정도. &lt;3&gt; 때때로, 뿔뿔이[バラバラ 처럼 빗방울[雨滴들의 덩어리[塊가 내려온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7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3">
            <text:p>163</text:p>
          </table:table-cell>
          <table:table-cell table:style-name="ce3" table:formula="of:=[.B16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모두 옹벽에 나왔다. &lt;2&gt; 페이스트. 우산을 그들의 위에 둔다. &lt;3&gt; 이 때, 내가 우산을 옹벽 아래에서 열면, 미케는 울타리 속으로 도망쳐 버렸다. &lt;4&gt; 미케에게는 울타리를 통해 고체를 주었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7">
            <text:p>0709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64">
            <text:p>164</text:p>
          </table:table-cell>
          <table:table-cell table:style-name="ce3" table:formula="of:=[.B16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 table:number-columns-spanned="2" table:number-rows-spanned="1">
            <text:p>był piątek, drugi lipca</text:p>
          </table:table-cell>
          <table:covered-table-cell table:style-name="ce22"/>
          <table:table-cell table:style-name="ce22" office:value-type="string">
            <text:p>it was the second of july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7">
            <text:p>0709 <text:s/>10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65">
            <text:p>165</text:p>
          </table:table-cell>
          <table:table-cell table:style-name="ce3" table:formula="of:=[.B16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(1) shino : poszedłem do pracy wczoraj. wrócałem do domu około szóstej dziesiątej, wieczorem. / (2) zaczyłem sesję około szóstej trzydzieści. &lt;2&gt; kompozycję, nie zrobiłem. &lt;3&gt; dźwięki "kan"-u. znowu, trochę, bardziej stabilny, móy ust. podczas dmuchania, mięśni ust pozostali zaciśnięte przed dłuższym czasu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7">
            <text:p>0709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6">
            <text:p>166</text:p>
          </table:table-cell>
          <table:table-cell table:style-name="ce3" table:formula="of:=[.B16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1) pierwszym razem, kiedy cię spotkałem , wtedy, mieliśmy nie internetu, jak wiesz. &lt;2&gt; nie małem swojego osobistego[personal "komputera osobistego" / (2) jeśli chcę zajrzeć[look-into do pewnego polskiego słowa, musiałem przerzucić[flip strony słownika.</text:p>
          </table:table-cell>
          <table:table-cell table:style-name="ce22" office:value-type="string" table:number-columns-spanned="2" table:number-rows-spanned="1">
            <text:p>first time I met you. we did not have internet back then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7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7">
            <text:p>16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4T09:24:17.510001">
            <text:p>0704</text:p>
          </table:table-cell>
          <table:table-cell table:style-name="ce9" office:value-type="string">
            <text:p>v-63</text:p>
          </table:table-cell>
          <table:table-cell table:style-name="ce18" office:value-type="string">
            <text:p>bây[now~1 giờ, ở đây, xin vui lòng, đập vào tường. / công[this-work~2 việc này khiến[make tôi mệt[tired~1 mỏi. / (2) cám ơn sự[history làm việc chăm[hard-work~1 chỉ của bạn</text:p>
          </table:table-cell>
          <table:table-cell table:style-name="ce22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7">
            <text:p>0709 <text:s/>105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68">
            <text:p>168</text:p>
          </table:table-cell>
          <table:table-cell table:style-name="ce3" table:formula="of:=[.B168]+1" office:value-type="float" office:value="2">
            <text:p>2</text:p>
          </table:table-cell>
          <table:table-cell table:style-name="ce6"/>
          <table:table-cell table:style-name="ce9" office:value-type="string">
            <text:p>kh-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7">
            <text:p>0709 <text:s/>105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69">
            <text:p>169</text:p>
          </table:table-cell>
          <table:table-cell table:style-name="ce3" table:formula="of:=[.B169]+1" office:value-type="float" office:value="3">
            <text:p>3</text:p>
          </table:table-cell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សូម.អរគុណ។</text:p>
          </table:table-cell>
          <table:table-cell table:style-name="ce22" office:value-type="string">
            <text:p>soum au'kon</text:p>
          </table:table-cell>
          <table:table-cell table:style-name="ce22" office:value-type="string">
            <text:p>thank you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7">
            <text:p>0709 <text:s/>105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0">
            <text:p>170</text:p>
          </table:table-cell>
          <table:table-cell table:style-name="ce3" table:formula="of:=[.B170]+1" office:value-type="float" office:value="4">
            <text:p>4</text:p>
          </table:table-cell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សូម។</text:p>
          </table:table-cell>
          <table:table-cell table:style-name="ce22" office:value-type="string">
            <text:p>soum</text:p>
          </table:table-cell>
          <table:table-cell table:style-name="ce22" office:value-type="string">
            <text:p>please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9">
            <text:p>0709 <text:s/>105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1">
            <text:p>171</text:p>
          </table:table-cell>
          <table:table-cell table:style-name="ce3" table:formula="of:=[.B171]+1" office:value-type="float" office:value="5">
            <text:p>5</text:p>
          </table:table-cell>
          <table:table-cell table:style-name="ce6"/>
          <table:table-cell table:style-name="ce9" office:value-type="string">
            <text:p>kh-4</text:p>
          </table:table-cell>
          <table:table-cell table:style-name="ce21" office:value-type="string">
            <text:p>អ្នក.មានចិត្ត.ល្អ.។ </text:p>
          </table:table-cell>
          <table:table-cell table:style-name="ce22" office:value-type="string">
            <text:p>nja_k / mjen-cha_t / k'loo</text:p>
          </table:table-cell>
          <table:table-cell table:style-name="ce22" office:value-type="string">
            <text:p>you are kind → <text:s/>/ you / have a mind / good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9">
            <text:p>0709 <text:s/>105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2">
            <text:p>172</text:p>
          </table:table-cell>
          <table:table-cell table:style-name="ce3" table:formula="of:=[.B172]+1" office:value-type="float" office:value="6">
            <text:p>6</text:p>
          </table:table-cell>
          <table:table-cell table:style-name="ce6"/>
          <table:table-cell table:style-name="ce9" office:value-type="string">
            <text:p>kh-5</text:p>
          </table:table-cell>
          <table:table-cell table:style-name="ce21" office:value-type="string">
            <text:p>អ្នក។</text:p>
          </table:table-cell>
          <table:table-cell table:style-name="ce22" office:value-type="string">
            <text:p>nja_k</text:p>
          </table:table-cell>
          <table:table-cell table:style-name="ce22" office:value-type="string">
            <text:p>you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9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3">
            <text:p>173</text:p>
          </table:table-cell>
          <table:table-cell table:style-name="ce3" table:formula="of:=[.B173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크로만. / 수영장 서 쪽으로도 갔지만, 미케는 없어. / 크로에게 페이스트 한 봉지 모두 주었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9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4">
            <text:p>174</text:p>
          </table:table-cell>
          <table:table-cell table:style-name="ce3" table:formula="of:=[.B174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trzeci lip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9">
            <text:p>0709 <text:s/>1056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75">
            <text:p>175</text:p>
          </table:table-cell>
          <table:table-cell table:style-name="ce3" table:formula="of:=[.B175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prosto, ćwiczenie. żadna kompozycja. / (2) "kan". aż do szóstego dziury. &lt;2&gt; kształt warg. warga dolna, kształt której, to raczej bardziej płaska[flat niż wcześniej myślałem. &lt;3&gt; co do wargi górnej, kształt której zmienia się w zależności[depend od dziury, w którą dmuchasz. &lt;4&gt; także, zauważyłem, że kiedy dmucham na dziurę, ciśnienie[pressure powietza w dziurze wzrasta[increase. &lt;5&gt; możliwe, że <text:s/>jak dotąd, kiedy wydmucham dźwięków "kan"-u, dźwięki rozpadają[fall-apart się, tzn., rozpryskują[spatter. &lt;6&gt; zjawisko[phenomena to, moż być spowodowane[caused zmiennym kształtem warga górna, którym spowodowanym ciśnieniem powietrz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9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6">
            <text:p>17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5T08:30:27.4">
            <text:p>0705</text:p>
          </table:table-cell>
          <table:table-cell table:style-name="ce9" office:value-type="string">
            <text:p>v-25</text:p>
          </table:table-cell>
          <table:table-cell table:style-name="ce18" office:value-type="string">
            <text:p>hôm nay, gió[wind thổi[blow mạnh[strong. / trời là rất lạnh[cold. lạnh quá[very. / trời mưa[rain. trời đang mưa. có[maybe~1 thể trời mưa. trời mưa, cố thể.</text:p>
          </table:table-cell>
          <table:table-cell table:style-name="ce22" office:value-type="string" table:number-columns-spanned="2" table:number-rows-spanned="1">
            <text:p>今日は、風が吹いている。とても寒いです。雨が降る。雨が降るかも知れません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9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77">
            <text:p>177</text:p>
          </table:table-cell>
          <table:table-cell table:style-name="ce3" table:formula="of:=[.B177]+1" office:value-type="float" office:value="2">
            <text:p>2</text:p>
          </table:table-cell>
          <table:table-cell table:style-name="ce6"/>
          <table:table-cell table:style-name="ce9" office:value-type="string">
            <text:p>v-24</text:p>
          </table:table-cell>
          <table:table-cell table:style-name="ce18" office:value-type="string">
            <text:p>hôm nay, chúng tôi có rất nhiều bê tông. / khi nào thì kết[end~1 thúc? / đó là một ngày dài. / nó nhiều hơn[more một chú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</text:p>
          </table:table-cell>
          <table:covered-table-cell table:style-name="ce22" office:value-type="string">
            <text:p>今日は、コンクリートがとても多い。いつ終わるか？長い一日です。あと少しです。</text:p>
          </table:covered-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9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78">
            <text:p>178</text:p>
          </table:table-cell>
          <table:table-cell table:style-name="ce3" table:formula="of:=[.B17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비가 내리고 있었다. 크로는, 하지만, 옹벽에 나오고 있었다. &lt;2&gt; 우산을 두었다. (2) 미케는 잠시 후 왔다. &lt;2&gt; 울타리를 통해 페이스트를 준다. &lt;3&gt; 종이 통을 사용해 고체도. (3) 크로는 먼저 지상에도 내려왔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29">
            <text:p>0709 <text:s/>105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9">
            <text:p>179</text:p>
          </table:table-cell>
          <table:table-cell table:style-name="ce3" table:formula="of:=[.B179]+1" office:value-type="float" office:value="4">
            <text:p>4</text:p>
          </table:table-cell>
          <table:table-cell table:style-name="ce6"/>
          <table:table-cell table:style-name="ce9" office:value-type="string">
            <text:p>kh-1</text:p>
          </table:table-cell>
          <table:table-cell table:style-name="ce21" office:value-type="string">
            <text:p>ល្អ / មិនល្អ</text:p>
          </table:table-cell>
          <table:table-cell table:style-name="ce22" office:value-type="string">
            <office:annotation office:display="true" draw:style-name="gr1" draw:text-style-name="P2" svg:width="2.899cm" svg:height="4.151cm" svg:x="28.457cm" svg:y="365.673cm" draw:caption-point-x="-4.254cm" draw:caption-point-y="1.638cm">
              <dc:creator>ik</dc:creator>
              <dc:date>2021-07-05T00:00:00</dc:date>
              <text:p text:style-name="P1"><text:span text:style-name="T1">khmer, tone number → kangtonese</text:span></text:p>
              <text:p text:style-name="P1"><text:span text:style-name="T1">1 high,flat</text:span></text:p>
              <text:p text:style-name="P1"><text:span text:style-name="T1">2 high,up</text:span></text:p>
              <text:p text:style-name="P1"><text:span text:style-name="T1">3 middle,flat</text:span></text:p>
              <text:p text:style-name="P1"><text:span text:style-name="T1">4 low,down</text:span></text:p>
              <text:p text:style-name="P1"><text:span text:style-name="T1">5 low,up</text:span></text:p>
              <text:p text:style-name="P1"><text:span text:style-name="T1">6 low,flat</text:span></text:p>
              <text:p text:style-name="P1"><text:span text:style-name="T1"/></text:p>
            </office:annotation>
            <text:p>lao5 / man6-lao5</text:p>
          </table:table-cell>
          <table:table-cell table:style-name="ce22" office:value-type="string">
            <text:p>good / not good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3">
            <text:p>0709 <text:s/>105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80">
            <text:p>180</text:p>
          </table:table-cell>
          <table:table-cell table:style-name="ce3" table:formula="of:=[.B180]+1" office:value-type="float" office:value="5">
            <text:p>5</text:p>
          </table:table-cell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សូម.អរគុណ។</text:p>
          </table:table-cell>
          <table:table-cell table:style-name="ce22" office:value-type="string">
            <text:p>soum3 au6-kon1</text:p>
          </table:table-cell>
          <table:table-cell table:style-name="ce22" office:value-type="string">
            <text:p>thank you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3">
            <text:p>0709 <text:s/>105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81">
            <text:p>181</text:p>
          </table:table-cell>
          <table:table-cell table:style-name="ce3" table:formula="of:=[.B181]+1" office:value-type="float" office:value="6">
            <text:p>6</text:p>
          </table:table-cell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ឈ្មោះ។ ​​​ឈ្មោះ​。របស់​អ្នក។</text:p>
          </table:table-cell>
          <table:table-cell table:style-name="ce22" office:value-type="string">
            <text:p>ch6-moo3[name / ro6_b-wan3-ne_k6[yours</text:p>
          </table:table-cell>
          <table:table-cell table:style-name="ce22" office:value-type="string">
            <text:p>name. your name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5">
            <text:p>0709 <text:s/>1056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82">
            <text:p>182</text:p>
          </table:table-cell>
          <table:table-cell table:style-name="ce3" table:formula="of:=[.B182]+1" office:value-type="float" office:value="7">
            <text:p>7</text:p>
          </table:table-cell>
          <table:table-cell table:style-name="ce6"/>
          <table:table-cell table:style-name="ce9" office:value-type="string">
            <text:p>kh-4</text:p>
          </table:table-cell>
          <table:table-cell table:style-name="ce19" office:value-type="string">
            <text:p>មួកសុវត្ថិភាព។ /​ មួកសុវត្ថិភាព。របស់អ្នក។</text:p>
          </table:table-cell>
          <table:table-cell table:style-name="ce22" office:value-type="string">
            <text:p>mu6o_k3-so6-wa_t6-te_t3-pie_t6 / (chmoo)-ro_b6-wan3-ne_k6</text:p>
          </table:table-cell>
          <table:table-cell table:style-name="ce22" office:value-type="string">
            <text:p>helmet. your helmet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5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83">
            <text:p>183</text:p>
          </table:table-cell>
          <table:table-cell table:style-name="ce3" table:formula="of:=[.B183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czwarty lip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5">
            <text:p>0709 <text:s/>105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4">
            <text:p>184</text:p>
          </table:table-cell>
          <table:table-cell table:style-name="ce3" table:formula="of:=[.B184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"kan". górna warga. znowu, trochę, mięśni której wydaje się być silniejsze. ta nie rozpryskuje się, gdy wychodzi powietrze od ust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6">
            <text:p>0709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85">
            <text:p>185</text:p>
          </table:table-cell>
          <table:table-cell table:style-name="ce3" table:formula="of:=[.B185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رابع من تموز (يوليو).</text:p>
          </table:table-cell>
          <table:table-cell table:style-name="ce22" office:value-type="string">
            <text:p>tamuwz / yuwliw</text:p>
          </table:table-cell>
          <table:table-cell table:style-name="ce22" office:value-type="string">
            <text:p>it was sunday, the fourth of jul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6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86">
            <text:p>186</text:p>
          </table:table-cell>
          <table:table-cell table:style-name="ce3" table:formula="of:=[.B186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چهارم ماه ژوئيه بود.</text:p>
          </table:table-cell>
          <table:table-cell table:style-name="ce22" office:value-type="string">
            <text:p>juw'iye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6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7T09:39:31.42">
            <text:p>0707</text:p>
          </table:table-cell>
          <table:table-cell table:style-name="ce9" office:value-type="string">
            <text:p>v-23</text:p>
          </table:table-cell>
          <table:table-cell table:style-name="ce18" office:value-type="string">
            <text:p>hôm nay trời là rất nóng. / trời không có mây[clod. / ánh[light~1 sáng mặt[face trời[heaven mạnh[strong~1 mẽ / tôi uống nước rất nhiều.</text:p>
          </table:table-cell>
          <table:table-cell table:style-name="ce22" office:value-type="string" table:number-columns-spanned="2" table:number-rows-spanned="1">
            <text:p>今日はとても暑いです。/ 雲がありません。 / 日差しが強いです。 / I drink water very much.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6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8">
            <text:p>188</text:p>
          </table:table-cell>
          <table:table-cell table:style-name="ce3" table:formula="of:=[.B188]+1" office:value-type="float" office:value="2">
            <text:p>2</text:p>
          </table:table-cell>
          <table:table-cell table:style-name="ce6"/>
          <table:table-cell table:style-name="ce9" office:value-type="string">
            <text:p>v-64</text:p>
          </table:table-cell>
          <table:table-cell table:style-name="ce18" office:value-type="string">
            <text:p>buổi[session sáng[bright bắt[begin~1 đầu lúc[at mấy[how-many giờ[hour? / buổi chiều, bất đầu lúc mấy giờ? / buổi tối, lúc mấy giờ kết thúc?</text:p>
          </table:table-cell>
          <table:table-cell table:style-name="ce22" office:value-type="string" table:number-columns-spanned="2" table:number-rows-spanned="1">
            <text:p>朝は、何時から始まりますか？午後は、何時から始めますか？夕方は、何時に終わります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6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9">
            <text:p>189</text:p>
          </table:table-cell>
          <table:table-cell table:style-name="ce3" table:formula="of:=[.B1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정위치으로 도착할 무렵, 크로가 내려왔다. (2) 이어, 얼마 후, 미케가 왔다. (3) 잠시 마사지, "뒹굴". 그리고 돌아가기. &lt;2&gt; 크로를 안아하고. 미케는 옹벽 앞에서 안아하고 올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6">
            <text:p>0709 <text:s/>105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90">
            <text:p>190</text:p>
          </table:table-cell>
          <table:table-cell table:style-name="ce3" table:formula="of:=[.B190]+1" office:value-type="float" office:value="4">
            <text:p>4</text:p>
          </table:table-cell>
          <table:table-cell table:style-name="ce6"/>
          <table:table-cell table:style-name="ce9" office:value-type="string">
            <text:p>kh-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6">
            <text:p>0709 <text:s/>105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91">
            <text:p>191</text:p>
          </table:table-cell>
          <table:table-cell table:style-name="ce3" table:formula="of:=[.B191]+1" office:value-type="float" office:value="5">
            <text:p>5</text:p>
          </table:table-cell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សូម.អរគុណ។ / អរគុណ.​ច្រើន។</text:p>
          </table:table-cell>
          <table:table-cell table:style-name="ce22" office:value-type="string">
            <text:p>au6kun3 chi6ran4</text:p>
          </table:table-cell>
          <table:table-cell table:style-name="ce22" office:value-type="string">
            <text:p>thank you. / thank you very much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8">
            <text:p>0709 <text:s/>1056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92">
            <text:p>192</text:p>
          </table:table-cell>
          <table:table-cell table:style-name="ce3" table:formula="of:=[.B192]+1" office:value-type="float" office:value="6">
            <text:p>6</text:p>
          </table:table-cell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លាហើយ។　/　ម្តងទៀត​　/　ជួបគ្នាម្តងទៀត។</text:p>
          </table:table-cell>
          <table:table-cell table:style-name="ce22" office:value-type="string">
            <text:p>li6-e3-hai3</text:p>
            <text:p>m6-tong3-tie3_t[again</text:p>
            <text:p>chuup6-ni6[see-you</text:p>
          </table:table-cell>
          <table:table-cell table:style-name="ce22" office:value-type="string">
            <text:p>see you.</text:p>
            <text:p>again.</text:p>
            <text:p>see you again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8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3">
            <text:p>193</text:p>
          </table:table-cell>
          <table:table-cell table:style-name="ce3" table:formula="of:=[.B193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szósty lip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8">
            <text:p>0709 <text:s/>1056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94">
            <text:p>194</text:p>
          </table:table-cell>
          <table:table-cell table:style-name="ce3" table:formula="of:=[.B194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"kan". w własnie ostatnim minucie, dźwięki wychodzili bardzo piękne. <text:s/>&lt;2&gt; kształt ust w tym chwili, to był : warga dolna, to został spuchnięta, z powodu napięcia mięśni. &lt;3&gt; i, część usta, tuż pod wargie dolnej, został podniosiona w góry, lekko. &lt;4&gt; wygląda to, że te podniosionienie sprawia, że dźwięk przechodzi w dźwięk "kan"-u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8">
            <text:p>0709 <text:s/>105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95">
            <text:p>195</text:p>
          </table:table-cell>
          <table:table-cell table:style-name="ce3" table:formula="of:=[.B19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سادس من تموز.</text:p>
          </table:table-cell>
          <table:table-cell table:style-name="ce22"/>
          <table:table-cell table:style-name="ce22" office:value-type="string">
            <text:p>it was tuesday, the sixth of july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8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6">
            <text:p>196</text:p>
          </table:table-cell>
          <table:table-cell table:style-name="ce3" table:formula="of:=[.B196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/>
          <table:table-cell table:style-name="ce22" table:number-columns-repeated="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8">
            <text:p>0709 <text:s/>105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7">
            <text:p>197</text:p>
          </table:table-cell>
          <table:table-cell table:style-name="ce3" table:formula="of:=[.B197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ميان وعده می خورم</text:p>
          </table:table-cell>
          <table:table-cell table:style-name="ce22" office:value-type="string">
            <text:p>miyaan / wa'ade[snack / mi'xoraan[eat</text:p>
          </table:table-cell>
          <table:table-cell table:style-name="ce22" office:value-type="string">
            <text:p>I eat snack, every da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8">
            <text:p>0709 <text:s/>105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8">
            <text:p>198</text:p>
          </table:table-cell>
          <table:table-cell table:style-name="ce3"/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8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2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8">
            <text:p>0709 <text:s/>105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99">
            <text:p>199</text:p>
          </table:table-cell>
          <table:table-cell table:style-name="ce3"/>
          <table:table-cell table:style-name="ce6"/>
          <table:table-cell table:style-name="ce9" office:value-type="string">
            <text:p>kh-1</text:p>
          </table:table-cell>
          <table:table-cell table:style-name="ce19" office:value-type="string">
            <text:p>ឈ្មោះ។ / ឈ្មោះ​របស់​អ្នក។</text:p>
          </table:table-cell>
          <table:table-cell table:style-name="ce22" office:value-type="string">
            <text:p>ch6-moo3[name / ro6_b-wan3-ne_k6[yours</text:p>
          </table:table-cell>
          <table:table-cell table:style-name="ce22" office:value-type="string">
            <text:p>name. / your name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38">
            <text:p>0709 <text:s/>105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00">
            <text:p>200</text:p>
          </table:table-cell>
          <table:table-cell table:style-name="ce3"/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វា​ក្តៅ។ / វា​ត្រជាក់។</text:p>
          </table:table-cell>
          <table:table-cell table:style-name="ce22" office:value-type="string">
            <text:p>vee3-k6tau3[it-is-hot / vee3-tra6_p-che6_k</text:p>
          </table:table-cell>
          <table:table-cell table:style-name="ce22" office:value-type="string">
            <text:p>it is hot. / it is cold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4">
            <text:p>0709 <text:s/>105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01">
            <text:p>201</text:p>
          </table:table-cell>
          <table:table-cell table:style-name="ce3"/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វា​ត្រជាក់។​　/　វាត្រជាក់ណាស់។</text:p>
          </table:table-cell>
          <table:table-cell table:style-name="ce24" office:value-type="string">
            <text:p>/ vee3-tra6_p-che6_k na1_k[very</text:p>
          </table:table-cell>
          <table:table-cell table:style-name="ce22" office:value-type="string">
            <text:p>it is cold.</text:p>
            <text:p>it is very cold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4">
            <text:p>0709 <text:s/>105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02">
            <text:p>202</text:p>
          </table:table-cell>
          <table:table-cell table:style-name="ce3"/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4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3">
            <text:p>203</text:p>
          </table:table-cell>
          <table:table-cell table:style-name="ce3"/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siósty lipca.</text:p>
          </table:table-cell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4">
            <text:p>0709 <text:s/>105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4">
            <text:p>204</text:p>
          </table:table-cell>
          <table:table-cell table:style-name="ce3"/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3.32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5">
            <text:p>205</text:p>
          </table:table-cell>
          <table:table-cell table:style-name="ce3" office:value-type="string">
            <text:p>aa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/>
          <table:table-cell table:style-name="ce22" table:number-columns-repeated="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3.32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6">
            <text:p>20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4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7">
            <text:p>20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4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8">
            <text:p>20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4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09">
            <text:p>20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4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0">
            <text:p>21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4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1">
            <text:p>21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4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2">
            <text:p>21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4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3">
            <text:p>21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4">
            <text:p>0709 <text:s/>105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4">
            <text:p>21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9T10:56:45.4">
            <text:p>0709 <text:s/>1056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9T10:56:45.4">
            <text:p>0709 <text:s/>105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09T10:56:45.4">
            <text:p>0709 <text:s/>1056</text:p>
          </table:table-cell>
          <table:table-cell table:style-name="ce7" table:formula="of:=NOW()" office:value-type="date" office:date-value="2021-07-09T10:56:45.4">
            <text:p>0709 <text:s/>105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09T10:56:45.4">
            <text:p>0709 <text:s/>1056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1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16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9">2021/07/09</text:date>, <text:time>10:56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09T10:56:43.91</dc:date>
    <dc:creator>iwabuchi ken</dc:creator>
    <meta:editing-duration>P4DT9H39M38S</meta:editing-duration>
    <meta:editing-cycles>648</meta:editing-cycles>
    <meta:generator>OpenOffice/4.1.3$Win32 OpenOffice.org_project/413m1$Build-9783</meta:generator>
    <meta:document-statistic meta:table-count="2" meta:cell-count="1689" meta:object-count="0"/>
  </office:meta>
</office:document-meta>
</file>